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4" style:family="table-cell" style:parent-style-name="Default" style:data-style-name="N124"/>
    <style:style style:name="ce10" style:family="table-cell" style:parent-style-name="Default" style:data-style-name="N125">
      <style:table-cell-properties fo:border="0.99pt solid #000000"/>
    </style:style>
    <style:style style:name="ce38" style:family="table-cell" style:parent-style-name="Default" style:data-style-name="N124">
      <style:table-cell-properties fo:background-color="#fff2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453.51pt" svg:height="255.09pt" svg:x="5.47pt" svg:y="205.09pt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453.83pt" svg:height="255.37pt" svg:x="77.58pt" svg:y="192.64pt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7pt" svg:x="565.29pt" svg:y="201.32pt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9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2" calcext:value-type="float">
            <text:p>5.19E+05</text:p>
          </table:table-cell>
          <table:table-cell table:style-name="ce18" table:formula="of:=([.F8]*([.N3]-[.N4]))/([.N5]*[.N6])" office:value-type="float" office:value="431018.518518519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9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1" office:value-type="float" office:value="43.1018518518519" calcext:value-type="float">
            <text:p>43.10</text:p>
          </table:table-cell>
          <table:table-cell table:style-name="ce19" table:formula="of:=[.D10]*0.0001" office:value-type="float" office:value="73.0092592592593" calcext:value-type="float">
            <text:p>73.01</text:p>
          </table:table-cell>
          <table:table-cell table:style-name="ce19" table:formula="of:=[.E10]*0.0001" office:value-type="float" office:value="51.8981481481482" calcext:value-type="float">
            <text:p>51.90</text:p>
          </table:table-cell>
          <table:table-cell table:style-name="ce19" table:formula="of:=[.F10]*0.0001" office:value-type="float" office:value="43.1018518518519" calcext:value-type="float">
            <text:p>43.10</text:p>
          </table:table-cell>
          <table:table-cell table:style-name="ce19" table:formula="of:=[.G10]*0.0001" office:value-type="float" office:value="53.6574074074074" calcext:value-type="float">
            <text:p>53.66</text:p>
          </table:table-cell>
          <table:table-cell table:style-name="ce19" table:formula="of:=[.H10]*0.0001" office:value-type="float" office:value="73.0092592592593" calcext:value-type="float">
            <text:p>73.01</text:p>
          </table:table-cell>
          <table:table-cell table:style-name="ce19" table:formula="of:=[.I10]*0.0001" office:value-type="float" office:value="73.0092592592593" calcext:value-type="float">
            <text:p>73.01</text:p>
          </table:table-cell>
          <table:table-cell table:style-name="ce19" table:formula="of:=[.J10]*0.0001" office:value-type="float" office:value="43.1018518518519" calcext:value-type="float">
            <text:p>43.10</text:p>
          </table:table-cell>
          <table:table-cell table:style-name="ce19" table:formula="of:=[.K10]*0.0001" office:value-type="float" office:value="73.0092592592593" calcext:value-type="float">
            <text:p>73.01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table:formula="of:=([.C8]*([.N3]-[.N4]))/(([.N5]/0.000001)*[.N6])" office:value-type="float" office:value="0.431018518518519" calcext:value-type="float">
            <text:p>43.1E-02</text:p>
          </table:table-cell>
          <table:table-cell table:style-name="ce14" table:formula="of:=([.D8]*([.N3]-[.N4]))/(([.N5]/0.000001)*[.N6])" office:value-type="float" office:value="0.730092592592593" calcext:value-type="float">
            <text:p>73.0E-02</text:p>
          </table:table-cell>
          <table:table-cell table:style-name="ce14" table:formula="of:=([.E8]*([.N3]-[.N4]))/(([.N5]/0.000001)*[.N6])" office:value-type="float" office:value="0.518981481481482" calcext:value-type="float">
            <text:p>51.9E-02</text:p>
          </table:table-cell>
          <table:table-cell table:style-name="ce14" table:formula="of:=([.F8]*([.N3]-[.N4]))/(([.N5]/0.000001)*[.N6])" office:value-type="float" office:value="0.431018518518519" calcext:value-type="float">
            <text:p>43.1E-02</text:p>
          </table:table-cell>
          <table:table-cell table:style-name="ce38" table:formula="of:=([.G8]*([.N3]-[.N4]))/(([.N5]/0.000001)*[.N6])" office:value-type="float" office:value="0.536574074074074" calcext:value-type="float">
            <text:p>53.7E-02</text:p>
          </table:table-cell>
          <table:table-cell table:style-name="ce38" table:formula="of:=([.H8]*([.N3]-[.N4]))/(([.N5]/0.000001)*[.N6])" office:value-type="float" office:value="0.730092592592593" calcext:value-type="float">
            <text:p>73.0E-02</text:p>
          </table:table-cell>
          <table:table-cell table:style-name="ce38" table:formula="of:=([.I8]*([.N3]-[.N4]))/(([.N5]/0.000001)*[.N6])" office:value-type="float" office:value="0.730092592592593" calcext:value-type="float">
            <text:p>73.0E-02</text:p>
          </table:table-cell>
          <table:table-cell table:style-name="ce38" table:formula="of:=([.J8]*([.N3]-[.N4]))/(([.N5]/0.000001)*[.N6])" office:value-type="float" office:value="0.431018518518519" calcext:value-type="float">
            <text:p>43.1E-02</text:p>
          </table:table-cell>
          <table:table-cell table:style-name="ce38" table:formula="of:=([.K8]*([.N3]-[.N4]))/(([.N5]/0.000001)*[.N6])" office:value-type="float" office:value="0.730092592592593" calcext:value-type="float">
            <text:p>73.0E-0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453.6pt" svg:height="255.29pt" svg:x="38.69pt" svg:y="385.43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564.8pt" svg:y="382.34pt">
            <draw:object draw:notify-on-update-of-ranges="sumary.B2:sumary.L2 sumary.A3:sumary.A3 sumary.B4:sumary.L4 sumary.A5:sumary.A5 sumary.B6:sumary.L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.2E+04</text:p>
          </table:table-cell>
          <table:table-cell table:style-name="ce9" table:formula="of:=[$cmos.D10]" office:value-type="float" office:value="272685.185185185" calcext:value-type="float">
            <text:p>27.3E+04</text:p>
          </table:table-cell>
          <table:table-cell table:style-name="ce9" table:formula="of:=[$cmos.E10]" office:value-type="float" office:value="131944.444444444" calcext:value-type="float">
            <text:p>13.2E+04</text:p>
          </table:table-cell>
          <table:table-cell table:style-name="ce9" table:formula="of:=[$cmos.F10]" office:value-type="float" office:value="131944.444444444" calcext:value-type="float">
            <text:p>13.2E+04</text:p>
          </table:table-cell>
          <table:table-cell table:style-name="ce9" table:formula="of:=[$cmos.G10]" office:value-type="float" office:value="131944.444444444" calcext:value-type="float">
            <text:p>13.2E+04</text:p>
          </table:table-cell>
          <table:table-cell table:style-name="ce9" table:formula="of:=[$cmos.H10]" office:value-type="float" office:value="272685.185185185" calcext:value-type="float">
            <text:p>27.3E+04</text:p>
          </table:table-cell>
          <table:table-cell table:style-name="ce9" table:formula="of:=[$cmos.I10]" office:value-type="float" office:value="272685.185185185" calcext:value-type="float">
            <text:p>27.3E+04</text:p>
          </table:table-cell>
          <table:table-cell table:style-name="ce9" table:formula="of:=[$cmos.J10]" office:value-type="float" office:value="131944.444444444" calcext:value-type="float">
            <text:p>13.2E+04</text:p>
          </table:table-cell>
          <table:table-cell table:style-name="ce9" table:formula="of:=[$cmos.K10]" office:value-type="float" office:value="272685.185185185" calcext:value-type="float">
            <text:p>27.3E+04</text:p>
          </table:table-cell>
        </table:table-row>
        <table:table-row table:style-name="ro1">
          <table:table-cell table:number-columns-repeated="2"/>
          <table:table-cell table:style-name="ce39" table:formula="of:=[.C3]*0.0001" office:value-type="float" office:value="13.1944444444444" calcext:value-type="float">
            <text:p>13.19</text:p>
          </table:table-cell>
          <table:table-cell table:style-name="ce39" table:formula="of:=[.D3]*0.0001" office:value-type="float" office:value="27.2685185185185" calcext:value-type="float">
            <text:p>27.27</text:p>
          </table:table-cell>
          <table:table-cell table:style-name="ce39" table:formula="of:=[.E3]*0.0001" office:value-type="float" office:value="13.1944444444444" calcext:value-type="float">
            <text:p>13.19</text:p>
          </table:table-cell>
          <table:table-cell table:style-name="ce39" table:formula="of:=[.F3]*0.0001" office:value-type="float" office:value="13.1944444444444" calcext:value-type="float">
            <text:p>13.19</text:p>
          </table:table-cell>
          <table:table-cell table:style-name="ce39" table:formula="of:=[.G3]*0.0001" office:value-type="float" office:value="13.1944444444444" calcext:value-type="float">
            <text:p>13.19</text:p>
          </table:table-cell>
          <table:table-cell table:style-name="ce39" table:formula="of:=[.H3]*0.0001" office:value-type="float" office:value="27.2685185185185" calcext:value-type="float">
            <text:p>27.27</text:p>
          </table:table-cell>
          <table:table-cell table:style-name="ce39" table:formula="of:=[.I3]*0.0001" office:value-type="float" office:value="27.2685185185185" calcext:value-type="float">
            <text:p>27.27</text:p>
          </table:table-cell>
          <table:table-cell table:style-name="ce39" table:formula="of:=[.J3]*0.0001" office:value-type="float" office:value="13.1944444444444" calcext:value-type="float">
            <text:p>13.19</text:p>
          </table:table-cell>
          <table:table-cell table:style-name="ce39" table:formula="of:=[.K3]*0.0001" office:value-type="float" office:value="27.2685185185185" calcext:value-type="float">
            <text:p>27.27</text:p>
          </table:table-cell>
        </table:table-row>
        <table:table-row table:style-name="ro1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.C10]" office:value-type="float" office:value="431018.518518519" calcext:value-type="float">
            <text:p>4.31E+05</text:p>
          </table:table-cell>
          <table:table-cell table:style-name="ce27" table:formula="of:=[$finFET.D10]" office:value-type="float" office:value="730092.592592593" calcext:value-type="float">
            <text:p>7.30E+05</text:p>
          </table:table-cell>
          <table:table-cell table:style-name="ce27" table:formula="of:=[$finFET.E10]" office:value-type="float" office:value="518981.481481482" calcext:value-type="float">
            <text:p>5.19E+05</text:p>
          </table:table-cell>
          <table:table-cell table:style-name="ce27" table:formula="of:=[$finFET.F10]" office:value-type="float" office:value="431018.518518519" calcext:value-type="float">
            <text:p>4.31E+05</text:p>
          </table:table-cell>
          <table:table-cell table:style-name="ce27" table:formula="of:=[$finFET.G10]" office:value-type="float" office:value="536574.074074074" calcext:value-type="float">
            <text:p>5.37E+05</text:p>
          </table:table-cell>
          <table:table-cell table:style-name="ce27" table:formula="of:=[$finFET.H10]" office:value-type="float" office:value="730092.592592593" calcext:value-type="float">
            <text:p>7.30E+05</text:p>
          </table:table-cell>
          <table:table-cell table:style-name="ce27" table:formula="of:=[$finFET.I10]" office:value-type="float" office:value="730092.592592593" calcext:value-type="float">
            <text:p>7.30E+05</text:p>
          </table:table-cell>
          <table:table-cell table:style-name="ce27" table:formula="of:=[$finFET.J10]" office:value-type="float" office:value="431018.518518519" calcext:value-type="float">
            <text:p>4.31E+05</text:p>
          </table:table-cell>
          <table:table-cell table:style-name="ce27" table:formula="of:=[$finFET.K10]" office:value-type="float" office:value="730092.592592593" calcext:value-type="float">
            <text:p>7.30E+05</text:p>
          </table:table-cell>
        </table:table-row>
        <table:table-row table:style-name="ro1">
          <table:table-cell/>
          <table:table-cell table:style-name="ce14"/>
          <table:table-cell table:style-name="ce39" table:formula="of:=[.C5]*0.0001" office:value-type="float" office:value="43.1018518518519" calcext:value-type="float">
            <text:p>43.10</text:p>
          </table:table-cell>
          <table:table-cell table:style-name="ce39" table:formula="of:=[.D5]*0.0001" office:value-type="float" office:value="73.0092592592593" calcext:value-type="float">
            <text:p>73.01</text:p>
          </table:table-cell>
          <table:table-cell table:style-name="ce39" table:formula="of:=[.E5]*0.0001" office:value-type="float" office:value="51.8981481481482" calcext:value-type="float">
            <text:p>51.90</text:p>
          </table:table-cell>
          <table:table-cell table:style-name="ce39" table:formula="of:=[.F5]*0.0001" office:value-type="float" office:value="43.1018518518519" calcext:value-type="float">
            <text:p>43.10</text:p>
          </table:table-cell>
          <table:table-cell table:style-name="ce39" table:formula="of:=[.G5]*0.0001" office:value-type="float" office:value="53.6574074074074" calcext:value-type="float">
            <text:p>53.66</text:p>
          </table:table-cell>
          <table:table-cell table:style-name="ce39" table:formula="of:=[.H5]*0.0001" office:value-type="float" office:value="73.0092592592593" calcext:value-type="float">
            <text:p>73.01</text:p>
          </table:table-cell>
          <table:table-cell table:style-name="ce39" table:formula="of:=[.I5]*0.0001" office:value-type="float" office:value="73.0092592592593" calcext:value-type="float">
            <text:p>73.01</text:p>
          </table:table-cell>
          <table:table-cell table:style-name="ce39" table:formula="of:=[.J5]*0.0001" office:value-type="float" office:value="43.1018518518519" calcext:value-type="float">
            <text:p>43.10</text:p>
          </table:table-cell>
          <table:table-cell table:style-name="ce39" table:formula="of:=[.K5]*0.0001" office:value-type="float" office:value="73.0092592592593" calcext:value-type="float">
            <text:p>73.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29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2" calcext:value-type="float">
            <text:p>19.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1" office:value-type="float" office:value="16.7129629629629" calcext:value-type="float">
            <text:p>16.71</text:p>
          </table:table-cell>
          <table:table-cell table:style-name="ce21" table:formula="of:=(SUM([.G3:.K3])/5)*0.0001" office:value-type="float" office:value="21.6388888888889" calcext:value-type="float">
            <text:p>21.64</text:p>
          </table:table-cell>
          <table:table-cell table:style-name="ce21" table:formula="of:=(SUM([.C3:.K3])/9)*0.0001" office:value-type="float" office:value="19.4495884773662" calcext:value-type="float">
            <text:p>19.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1" office:value-type="float" office:value="52.7777777777778" calcext:value-type="float">
            <text:p>52.78</text:p>
          </table:table-cell>
          <table:table-cell table:style-name="ce21" table:formula="of:=(SUM([.G5:.K5])/5)*0.0001" office:value-type="float" office:value="63.1574074074075" calcext:value-type="float">
            <text:p>63.16</text:p>
          </table:table-cell>
          <table:table-cell table:style-name="ce21" table:formula="of:=(SUM([.C5:.K5])/9)*0.0001" office:value-type="float" office:value="58.5442386831276" calcext:value-type="float">
            <text:p>58.5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" table:number-columns-repeated="9"/>
        </table:table-row>
        <table:table-row table:style-name="ro1">
          <table:table-cell table:number-columns-repeated="2"/>
          <table:table-cell table:style-name="ce19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5:46:38.641802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7-08T12:06:14.264240833</dc:date>
    <meta:editing-duration>P3DT16H2M32S</meta:editing-duration>
    <meta:editing-cycles>35</meta:editing-cycles>
    <meta:generator>LibreOffice/6.0.7.3$Linux_X86_64 LibreOffice_project/00m0$Build-3</meta:generator>
    <meta:document-statistic meta:table-count="3" meta:cell-count="31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799cm" svg:y="1.474cm" svg:width="12.881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bottom" svg:x="6.971cm" svg:y="8.407cm" style:legend-expansion="wide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82cm" svg:height="6.883cm">
          <chartooo:coordinate-region svg:x="2.322cm" svg:y="0.18cm" svg:width="13.361cm" svg:height="6.236cm"/>
          <chart:axis chart:dimension="x" chart:name="primary-x" chart:style-name="ch4" chartooo:axis-type="auto">
            <chartooo:date-scale/>
            <chart:title svg:x="7.722cm" svg:y="7.243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5.755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line">
            <chart:data-point chart:repeated="11"/>
          </chart:series>
          <chart:series chart:style-name="ch10" chart:values-cell-range-address="sumary.B6:sumary.L6" chart:label-cell-address="sumary.A5:sumary.A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14:cmos.L15 cmos.A15:cmos.A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mos.B2:cmos.L2 cmos.A10:cmos.A10 cmos.B11:cmos.L11" chart:data-source-has-labels="both" svg:x="1.701cm" svg:y="0.18cm" svg:width="13.979cm" svg:height="7.659cm">
          <chartooo:coordinate-region svg:x="2.322cm" svg:y="0.379cm" svg:width="13.358cm" svg:height="6.813cm"/>
          <chart:axis chart:dimension="x" chart:name="primary-x" chart:style-name="ch3" chartooo:axis-type="auto">
            <chartooo:date-scale/>
            <chart:title svg:x="7.72cm" svg:y="8.019cm" chart:style-name="ch4">
              <text:p>XOR version</text:p>
            </chart:title>
            <chart:categories table:cell-range-address="cmos.B2:cmos.L2"/>
            <chart:grid chart:style-name="ch5" chart:class="major"/>
          </chart:axis>
          <chart:axis chart:dimension="y" chart:name="primary-y" chart:style-name="ch6">
            <chart:title svg:x="0.451cm" svg:y="6.143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cmos.B11:cmos.L11" chart:label-cell-address="cmos.A10:cmos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482cm" svg:y="0.643cm" style:legend-expansion="custom" chartooo:width="2.248cm" chartooo:height="1.102cm" style:legend-expansion-aspect-ratio="2.03992740471869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79cm" svg:height="7.659cm">
          <chartooo:coordinate-region svg:x="2.322cm" svg:y="0.18cm" svg:width="13.358cm" svg:height="7.012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6.143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bar">
            <chart:data-point chart:repeated="11"/>
          </chart:series>
          <chart:series chart:style-name="ch10" chart:values-cell-range-address="sumary.B6:sumary.L6" chart:label-cell-address="sumary.A5:sumary.A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